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rlow Condensed" svg:font-family="'Barlow Condensed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Standard">
      <style:text-properties officeooo:rsid="00173424" officeooo:paragraph-rsid="00173424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0pt" loext:padding="0cm" loext:border="none"/>
    </style:style>
    <style:style style:name="P4" style:family="paragraph" style:parent-style-name="Text_20_body">
      <style:text-properties officeooo:rsid="00173424" officeooo:paragraph-rsid="00173424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173424" officeooo:paragraph-rsid="00173424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173424" officeooo:paragraph-rsid="0020982f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173424" officeooo:paragraph-rsid="00249b57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173424" officeooo:paragraph-rsid="0026b6dd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73424" officeooo:paragraph-rsid="0029ce0e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173424" officeooo:paragraph-rsid="002b2fa4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1d233d" officeooo:paragraph-rsid="001d233d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1da2dc" officeooo:paragraph-rsid="001da2dc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1e8e9c" officeooo:paragraph-rsid="001e8e9c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20982f" officeooo:paragraph-rsid="0020982f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20982f" officeooo:paragraph-rsid="0021ee4d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249b57" officeooo:paragraph-rsid="00249b57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256d02" officeooo:paragraph-rsid="00256d02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26b6dd" officeooo:paragraph-rsid="0026b6dd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282d36" officeooo:paragraph-rsid="00282d36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9ce0e" officeooo:paragraph-rsid="0029ce0e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2b2fa4" officeooo:paragraph-rsid="002b2fa4"/>
    </style:style>
    <style:style style:name="T1" style:family="text">
      <style:text-properties officeooo:rsid="001910bb"/>
    </style:style>
    <style:style style:name="T2" style:family="text">
      <style:text-properties officeooo:rsid="001af518"/>
    </style:style>
    <style:style style:name="T3" style:family="text">
      <style:text-properties officeooo:rsid="001bf191"/>
    </style:style>
    <style:style style:name="T4" style:family="text">
      <style:text-properties officeooo:rsid="001e8e9c"/>
    </style:style>
    <style:style style:name="T5" style:family="text">
      <style:text-properties officeooo:rsid="0020812c"/>
    </style:style>
    <style:style style:name="T6" style:family="text">
      <style:text-properties officeooo:rsid="0020982f"/>
    </style:style>
    <style:style style:name="T7" style:family="text">
      <style:text-properties officeooo:rsid="0021ee4d"/>
    </style:style>
    <style:style style:name="T8" style:family="text">
      <style:text-properties officeooo:rsid="00235c47"/>
    </style:style>
    <style:style style:name="T9" style:family="text">
      <style:text-properties officeooo:rsid="00249b57"/>
    </style:style>
    <style:style style:name="T10" style:family="text">
      <style:text-properties officeooo:rsid="00256d02"/>
    </style:style>
    <style:style style:name="T11" style:family="text">
      <style:text-properties officeooo:rsid="002b2f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 1</text:p>
      <text:h text:style-name="P1" text:outline-level="2">Princípios da Segurança e o Ciclo de Vida da Informação</text:h>
      <text:p text:style-name="P2"/>
      <text:p text:style-name="P2">Descrição </text:p>
      <text:p text:style-name="P4">Conceitos básicos de segurança da informação, tipos de segurança e controle de acesso.</text:p>
      <text:p text:style-name="P5"><text:span text:style-name="T11">MÓDULO</text:span> 1 </text:p>
      <text:p text:style-name="P5"/>
      <text:p text:style-name="P5">SEGURANÇA E INFORMAÇÃO </text:p>
      <text:p text:style-name="P5">------------------------------------------------------------------------------------------------------------------------</text:p>
      <text:p text:style-name="P14">VÍDEO 1</text:p>
      <text:p text:style-name="P14">CONCEITOS BÁSICOS DA ÁREA DE SEGURANÇA E INFORMAÇÃO</text:p>
      <text:p text:style-name="P5"/>
      <text:p text:style-name="P5">Existe uma grande demanda de serviços <text:span text:style-name="T3">de informação</text:span> em todas as áreas (segurança, transport<text:span text:style-name="T1">e</text:span> etc...).</text:p>
      <text:p text:style-name="P5">Todas elas t<text:span text:style-name="T2">ê</text:span>m em comum a GERAÇÃO e CONSUMO DE DADOS. </text:p>
      <text:p text:style-name="P11"><text:span text:style-name="T4">Esses</text:span> dados t<text:span text:style-name="T5">ê</text:span>m grande valor.</text:p>
      <text:p text:style-name="P11"/>
      <text:p text:style-name="P11">O que é DADO? </text:p>
      <text:p text:style-name="P11">Dados são representações primitivas como: números, caracteres, símbolos etc..</text:p>
      <text:p text:style-name="P11"/>
      <text:p text:style-name="P11">O que é INFORMAÇÃO?</text:p>
      <text:p text:style-name="P11">É a contextualização do DADO, INFORMAÇÃO é o resultado do processamento dos DADOS. </text:p>
      <text:p text:style-name="P11"/>
      <text:p text:style-name="P12">DADOS possuem um ciclo de vida: (CRIAÇÃO, USO, MANIPULAÇÃO, DESCARTE) <text:span text:style-name="T6">CUMD</text:span></text:p>
      <text:p text:style-name="P12"/>
      <text:p text:style-name="P13">Segurança da informação trata das ferramentas e processos aplicados para proteger as informações. </text:p>
      <text:p text:style-name="P13"/>
      <text:p text:style-name="P13">PRINCÍPIOS BÁSICOS DA SEGURANÇA DA INFORMAÇÃO <text:span text:style-name="T6">(CID)</text:span></text:p>
      <text:p text:style-name="P13"/>
      <text:p text:style-name="P13">CONFIDENCIALIDADE </text:p>
      <text:p text:style-name="P13">Trata do acesso a informação para pessoas devidamente autorizadas.</text:p>
      <text:p text:style-name="P13"/>
      <text:p text:style-name="P13">INTEGRIDADE</text:p>
      <text:p text:style-name="P13">Trata da VERACIDADE da informação, da FIDEDIGNIDADE delas. Ela não pode ser corrompida.</text:p>
      <text:p text:style-name="P13"/>
      <text:p text:style-name="P13">DISPONIBILIDADE </text:p>
      <text:p text:style-name="P13">Trata do acesso da informação sempre que for necessário. </text:p>
      <text:p text:style-name="P6">------------------------------------------------------------------------------------------------------------------------</text:p>
      <text:p text:style-name="P6"/>
      <text:p text:style-name="P6">------------------------------------------------------------------------------------------------------------------------</text:p>
      <text:p text:style-name="P14">VÍDEO 2 </text:p>
      <text:p text:style-name="P14">DADO E INFORMAÇÃO </text:p>
      <text:p text:style-name="P14"/>
      <text:p text:style-name="P14">O que é informação? </text:p>
      <text:p text:style-name="P15">É o resultado do processamento e análise de dados, que a partir disso, se transforma em algo que <text:soft-page-break/>passe algum tipo de conhecimento, que possa de fato ser utilizado para se obter benefício e seja útil.</text:p>
      <text:p text:style-name="P15"><text:span text:style-name="T7">Ex: as notas das avaliações de um aluno de uma sala de aula, as notas por si só não </text:span><text:span text:style-name="T8">são</text:span><text:span text:style-name="T7"> suficiente para entender a situação do aluno, é preciso de um contexto para </text:span><text:span text:style-name="T9">então</text:span><text:span text:style-name="T7"> sim, entender a real situação do aluno.</text:span></text:p>
      <text:p text:style-name="P7">------------------------------------------------------------------------------------------------------------------------</text:p>
      <text:p text:style-name="P7"/>
      <text:p text:style-name="P7">------------------------------------------------------------------------------------------------------------------------</text:p>
      <text:p text:style-name="P16">VÍDEO 3 </text:p>
      <text:p text:style-name="P16">CICLO DE VIDA DA INFORMAÇÃO <text:span text:style-name="T10">(CTMD)</text:span></text:p>
      <text:p text:style-name="P16"/>
      <text:p text:style-name="P16">A informação é necessária para aprendermos, tirarmos conclusões e tomarmos decisões.</text:p>
      <text:p text:style-name="P16"/>
      <text:p text:style-name="P17">CRIAÇÃO </text:p>
      <text:p text:style-name="P17">Abrange a geração e coleta das informações que podem vir de múltiplas fontes. </text:p>
      <text:p text:style-name="P17"/>
      <text:p text:style-name="P17">TRANSPORTE </text:p>
      <text:p text:style-name="P17">Refere-se a transferência da informação de um ponto origem para um ponto destino. </text:p>
      <text:p text:style-name="P17"/>
      <text:p text:style-name="P17">MANUSEIO </text:p>
      <text:p text:style-name="P17">Etapa que faz tratamento e manipulações que podemos fazer com a informação.</text:p>
      <text:p text:style-name="P17"/>
      <text:p text:style-name="P17">DESCARTE </text:p>
      <text:p text:style-name="P17">Se refere as ações realizadas para eliminar as informações. </text:p>
      <text:p text:style-name="P17"/>
      <text:p text:style-name="P17">Durante todas essas etapas, a informação deve ser protegida. </text:p>
      <text:p text:style-name="P17"/>
      <text:p text:style-name="P18">SISTEMA DE CRIPTOGRAFIA </text:p>
      <text:p text:style-name="P18">Metodologia que embaralha a informação antes de enviar, envia, e ao chegar ao destino, deve haver um sistema, uma chave, igual ou diferente, que organize esses dados novamente para uso. </text:p>
      <text:p text:style-name="P18">Ex: JWT </text:p>
      <text:p text:style-name="P8">------------------------------------------------------------------------------------------------------------------------</text:p>
      <text:p text:style-name="P8"/>
      <text:p text:style-name="P8">------------------------------------------------------------------------------------------------------------------------</text:p>
      <text:p text:style-name="P18">VÍDEO 4 </text:p>
      <text:p text:style-name="P18">ASPECTOS DA SEGURANÇA DA INFORMAÇÃO </text:p>
      <text:p text:style-name="P18"/>
      <text:p text:style-name="P19">Informação é um recurso valioso hoje em dia.</text:p>
      <text:p text:style-name="P18"/>
      <text:p text:style-name="P19">3 PRINCÍPIOS (PILARES) BÁSICOS DA SEGURANÇA DA INFORMAÇÃO (CID)</text:p>
      <text:p text:style-name="P19"/>
      <text:p text:style-name="P20">CONFIDENCIALIDADE </text:p>
      <text:p text:style-name="P20">A segurança de fato, a informação tem que ser restrita a quem for autorizada </text:p>
      <text:p text:style-name="P20"/>
      <text:p text:style-name="P20">INTEGRIDADE </text:p>
      <text:p text:style-name="P20">Trata a não alteração da informação (e também não pode corromper) </text:p>
      <text:p text:style-name="P20"/>
      <text:p text:style-name="P20"><text:soft-page-break/>DISPONIBILIDADE </text:p>
      <text:p text:style-name="P20">Esta parte demanda recursos como: servidores ativos, para que os serviços estejam on line (disponíveis) </text:p>
      <text:p text:style-name="P9">------------------------------------------------------------------------------------------------------------------------</text:p>
      <text:p text:style-name="P21">EXERCÍCIOS FINALIZADOS</text:p>
      <text:p text:style-name="P20"/>
      <text:p text:style-name="P21">MÓDULO 1 FINALIZADO</text:p>
      <text:p text:style-name="P19"/>
      <text:p text:style-name="P10">------------------------------------------------------------------------------------------------------------------------</text:p>
      <text:p text:style-name="P19"/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15"><text:s/></text:p>
      <text:p text:style-name="P14"/>
      <text:p text:style-name="P14"/>
      <text:p text:style-name="P14"/>
      <text:p text:style-name="P14"/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Barlow Condensed" svg:font-family="'Barlow Condensed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5T14:19:11.973000000</dc:date>
    <meta:editing-duration>PT2H51M44S</meta:editing-duration>
    <meta:editing-cycles>19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66" meta:word-count="448" meta:character-count="3859" meta:non-whitespace-character-count="3442"/>
  </office:meta>
</office:document-meta>
</file>